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147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 style:data-style-name="N1">
      <style:text-properties fo:color="#c9211e" fo:font-size="15pt" style:font-size-asian="15pt" style:font-size-complex="15pt"/>
    </style:style>
    <style:style style:name="ce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</style:style>
    <style:style style:name="ce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6" style:family="table-cell" style:parent-style-name="Default" style:data-style-name="N1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"/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2" table:number-rows-spanned="1">
            <text:p>PEDIDO ÓPTIMO</text:p>
          </table:table-cell>
          <table:covered-table-cell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Comercial</text:p>
          </table:table-cell>
          <table:table-cell table:style-name="ce1" office:value-type="string" calcext:value-type="string">
            <text:p>sillas</text:p>
          </table:table-cell>
          <table:table-cell table:number-columns-repeated="5"/>
          <table:table-cell office:value-type="string" calcext:value-type="string">
            <text:p>Demanda Anual</text:p>
          </table:table-cell>
          <table:table-cell table:style-name="ce1" office:value-type="float" office:value="10000" calcext:value-type="float">
            <text:p>100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Pedido</text:p>
          </table:table-cell>
          <table:table-cell table:style-name="ce1" office:value-type="float" office:value="200" calcext:value-type="float">
            <text:p>200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oste de Mantenimiento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€/sill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ock de Seguridad</text:p>
          </table:table-cell>
          <table:table-cell office:value-type="float" office:value="200" calcext:value-type="float">
            <text:p>200</text:p>
          </table:table-cell>
          <table:table-cell table:style-name="ce1" table:formula="of:=[.E5]" office:value-type="string" office:string-value="sillas" calcext:value-type="string">
            <text:p>sillas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3">
          <table:table-cell table:number-columns-repeated="6"/>
          <table:table-cell office:value-type="string" calcext:value-type="string">
            <text:p>Cantidad Óptima</text:p>
          </table:table-cell>
          <table:table-cell table:style-name="ce3" table:formula="of:=SQRT((2*[.L5]*[.L6])/[.L7])" office:value-type="float" office:value="894.427190999916" calcext:value-type="float">
            <text:p>894</text:p>
          </table:table-cell>
          <table:table-cell table:formula="of:=[.E5]" office:value-type="string" office:string-value="sillas" calcext:value-type="string">
            <text:p>sillas</text:p>
          </table:table-cell>
          <table:table-cell table:number-columns-repeated="4"/>
        </table:table-row>
      </table:table>
      <table:table table:name="Demostración" table:style-name="ta1"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7"/>
          <table:table-cell table:style-name="ce4" table:formula="of:=[$Datos.E5]" office:value-type="string" office:string-value="sillas" calcext:value-type="string">
            <text:p>sillas</text:p>
          </table:table-cell>
          <table:table-cell table:style-name="ce6" table:formula="of:=[$Auxiliar.I6]" office:value-type="float" office:value="447.213595499958" calcext:value-type="float">
            <text:p>447</text:p>
          </table:table-cell>
          <table:table-cell table:style-name="ce6" table:formula="of:=[$Auxiliar.J6]" office:value-type="float" office:value="894.427190999916" calcext:value-type="float">
            <text:p>894</text:p>
          </table:table-cell>
          <table:table-cell table:style-name="ce6" table:formula="of:=[$Auxiliar.K6]" office:value-type="float" office:value="1788.85438199983" calcext:value-type="float">
            <text:p>1789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209cm" draw:caption-point-x="-0.61cm" draw:caption-point-y="1.51cm">
              <dc:creator>Autoría desconocida</dc:creator>
              <dc:date>2025-01-08T12:43:00</dc:date>
              <text:p>CA = (Q/q)*cp</text:p>
            </office:annotation>
            <text:p>Coste de aprovisionamiento</text:p>
          </table:table-cell>
          <table:table-cell table:style-name="ce7" table:formula="of:=([Datos.$L$5]/[.I6])*[Datos.$L$6]" office:value-type="float" office:value="4472.13595499958" calcext:value-type="float">
            <text:p>4472</text:p>
          </table:table-cell>
          <table:table-cell table:style-name="ce7" table:formula="of:=([Datos.$L$5]/[.J6])*[Datos.$L$6]" office:value-type="float" office:value="2236.06797749979" calcext:value-type="float">
            <text:p>2236</text:p>
          </table:table-cell>
          <table:table-cell table:style-name="ce7" table:formula="of:=([Datos.$L$5]/[.K6])*[Datos.$L$6]" office:value-type="float" office:value="1118.0339887499" calcext:value-type="float">
            <text:p>1118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1.661cm" draw:caption-point-x="-0.61cm" draw:caption-point-y="1.51cm">
              <dc:creator>Autoría desconocida</dc:creator>
              <dc:date>2025-01-08T12:45:00</dc:date>
              <text:p>CM = ((q/2)+SS)*cm</text:p>
            </office:annotation>
            <text:p>Coste de mantenimiento</text:p>
          </table:table-cell>
          <table:table-cell table:style-name="ce7" table:formula="of:=(([.I6]/2)+[Datos.$E$8])*[Datos.$L$7]" office:value-type="float" office:value="2118.0339887499" calcext:value-type="float">
            <text:p>2118</text:p>
          </table:table-cell>
          <table:table-cell table:style-name="ce7" table:formula="of:=(([.J6]/2)+[Datos.$E$8])*[Datos.$L$7]" office:value-type="float" office:value="3236.06797749979" calcext:value-type="float">
            <text:p>3236</text:p>
          </table:table-cell>
          <table:table-cell table:style-name="ce7" table:formula="of:=(([.K6]/2)+[Datos.$E$8])*[Datos.$L$7]" office:value-type="float" office:value="5472.13595499958" calcext:value-type="float">
            <text:p>5472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office:annotation draw:style-name="gr1" svg:width="2.899cm" svg:height="1.799cm" svg:x="21.613cm" svg:y="2.112cm" draw:caption-point-x="-0.61cm" draw:caption-point-y="1.51cm">
              <dc:creator>Autoría desconocida</dc:creator>
              <dc:date>2024-12-10T00:00:00</dc:date>
              <text:p>Cta = CA + CM</text:p>
            </office:annotation>
            <text:p>Coste total de almacenamiento</text:p>
          </table:table-cell>
          <table:table-cell table:style-name="ce7" table:formula="of:=[.I7]+[.I8]" office:value-type="float" office:value="6590.16994374947" calcext:value-type="float">
            <text:p>6590</text:p>
          </table:table-cell>
          <table:table-cell table:style-name="ce7" table:formula="of:=[.J7]+[.J8]" office:value-type="float" office:value="5472.13595499958" calcext:value-type="float">
            <text:p>5472</text:p>
          </table:table-cell>
          <table:table-cell table:style-name="ce7" table:formula="of:=[.K7]+[.K8]" office:value-type="float" office:value="6590.16994374947" calcext:value-type="float">
            <text:p>659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8"/>
          <table:table-cell table:style-name="ce8"/>
          <table:table-cell table:number-columns-repeated="2"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formula="of:=[.J6]/2" office:value-type="float" office:value="447.213595499958" calcext:value-type="float">
            <text:p>447,213595499958</text:p>
          </table:table-cell>
          <table:table-cell table:style-name="ce8" table:formula="of:=[$Datos.H15]" office:value-type="float" office:value="894.427190999916" calcext:value-type="float">
            <text:p>894</text:p>
          </table:table-cell>
          <table:table-cell table:formula="of:=[.J6]*2" office:value-type="float" office:value="1788.85438199983" calcext:value-type="float">
            <text:p>1788,85438199983</text:p>
          </table:table-cell>
          <table:table-cell table:number-columns-repeated="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7"/>
          <table:table-cell table:style-name="ce8" table:formula="of:=[.J6]" office:value-type="float" office:value="894.427190999916" calcext:value-type="float">
            <text:p>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8" table:formula="of:=[.H12]" office:value-type="float" office:value="894.427190999916" calcext:value-type="float">
            <text:p>894</text:p>
          </table:table-cell>
          <table:table-cell table:style-name="ce8" table:formula="of:=[$Demostración.K9]" office:value-type="float" office:value="6590.16994374947" calcext:value-type="float">
            <text:p>6590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formula="of:=CONCATENATE(&quot;La cantidad óptima de &quot;;[$Datos.E5];&quot; &quot;;&quot;con una demanda anual de &quot;;[$Datos.L5];&quot; &quot;;[$Datos.M5];&quot; es de: &quot;;[.H12];&quot; &quot;;[$Datos.E5])" office:value-type="string" office:string-value="La cantidad óptima de sillas con una demanda anual de 10000 €/silla es de: 894,427190999916 sillas" calcext:value-type="string">
            <text:p>La cantidad óptima de sillas con una demanda anual de 10000 €/silla es de: 894,427190999916 sillas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n unidades al día</text:p>
          </table:table-cell>
          <table:table-cell table:formula="of:=[$Datos.L5]/[$Datos.H15]" office:value-type="float" office:value="11.1803398874989" calcext:value-type="float">
            <office:annotation draw:style-name="gr1" svg:width="2.899cm" svg:height="1.799cm" svg:x="22.883cm" svg:y="7.531cm" draw:caption-point-x="-0.61cm" draw:caption-point-y="1.51cm">
              <dc:creator>Autoría desconocida</dc:creator>
              <dc:date>2025-01-08T12:35:00</dc:date>
              <text:p>N = Q/q</text:p>
            </office:annotation>
            <text:p>11,1803398874989</text:p>
          </table:table-cell>
          <table:table-cell office:value-type="string" calcext:value-type="string">
            <text:p>unidades/día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office:annotation draw:style-name="gr1" svg:width="2.899cm" svg:height="1.799cm" svg:x="31.914cm" svg:y="7.531cm" draw:caption-point-x="-0.61cm" draw:caption-point-y="1.51cm">
              <dc:creator>Autoría desconocida</dc:creator>
              <dc:date>2025-01-08T12:47:00</dc:date>
              <text:p>q+SS</text:p>
            </office:annotation>
            <text:p>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ías para vaciar el almacén</text:p>
          </table:table-cell>
          <table:table-cell table:formula="of:=365/[.I21]" office:value-type="float" office:value="32.6465924714969" calcext:value-type="float">
            <office:annotation draw:style-name="gr1" svg:width="2.899cm" svg:height="1.799cm" svg:x="22.883cm" svg:y="7.983cm" draw:caption-point-x="-0.61cm" draw:caption-point-y="1.51cm">
              <dc:creator>Autoría desconocida</dc:creator>
              <dc:date>2025-01-08T12:35:00</dc:date>
              <text:p>Días = 365/n</text:p>
            </office:annotation>
            <text:p>32,6465924714969</text:p>
          </table:table-cell>
          <table:table-cell office:value-type="string" calcext:value-type="string">
            <text:p>día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table:formula="of:=[Datos.$H$15]+[Datos.$E$8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I22]" office:value-type="float" office:value="32.6465924714969" calcext:value-type="float">
            <text:p>32,6465924714969</text:p>
          </table:table-cell>
          <table:table-cell table:formula="of:=[Datos.$E$8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3]" office:value-type="float" office:value="32.6465924714969" calcext:value-type="float">
            <text:p>32,6465924714969</text:p>
          </table:table-cell>
          <table:table-cell table:style-name="ce8" table:formula="of:=[.M22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4]*2" office:value-type="float" office:value="65.2931849429939" calcext:value-type="float">
            <text:p>65,2931849429939</text:p>
          </table:table-cell>
          <table:table-cell table:formula="of:=[.M23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5]" office:value-type="float" office:value="65.2931849429939" calcext:value-type="float">
            <text:p>65,2931849429939</text:p>
          </table:table-cell>
          <table:table-cell table:style-name="ce8" table:formula="of:=[.M24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" office:value-type="float" office:value="97.9397774144908" calcext:value-type="float">
            <text:p>97,9397774144908</text:p>
          </table:table-cell>
          <table:table-cell table:formula="of:=[.M25]" office:value-type="float" office:value="200" calcext:value-type="float">
            <text:p>200</text:p>
          </table:table-cell>
        </table:table-row>
        <table:table-row table:style-name="ro1">
          <table:table-cell table:number-columns-repeated="11"/>
          <table:table-cell table:formula="of:=[.L27]" office:value-type="float" office:value="97.9397774144908" calcext:value-type="float">
            <text:p>97,9397774144908</text:p>
          </table:table-cell>
          <table:table-cell table:style-name="ce8" table:formula="of:=[.M26]" office:value-type="float" office:value="1094.42719099992" calcext:value-type="float">
            <text:p>1094</text:p>
          </table:table-cell>
        </table:table-row>
        <table:table-row table:style-name="ro1">
          <table:table-cell table:number-columns-repeated="11"/>
          <table:table-cell table:formula="of:=[.L23]*3.5" office:value-type="float" office:value="114.263073650239" calcext:value-type="float">
            <office:annotation draw:style-name="gr1" svg:width="2.899cm" svg:height="1.799cm" svg:x="29.657cm" svg:y="11.144cm" draw:caption-point-x="-0.61cm" draw:caption-point-y="1.51cm">
              <dc:creator>Autoría desconocida</dc:creator>
              <dc:date>2025-01-08T12:42:00</dc:date>
              <text:p>T*3,5</text:p>
            </office:annotation>
            <text:p>114,263073650239</text:p>
          </table:table-cell>
          <table:table-cell table:formula="of:=[.M28]/2" office:value-type="float" office:value="547.213595499958" calcext:value-type="float">
            <office:annotation draw:style-name="gr1" svg:width="2.899cm" svg:height="1.799cm" svg:x="31.914cm" svg:y="11.144cm" draw:caption-point-x="-0.61cm" draw:caption-point-y="1.51cm">
              <dc:creator>Autoría desconocida</dc:creator>
              <dc:date>2025-01-08T12:41:00</dc:date>
              <text:p>y/2</text:p>
            </office:annotation>
            <text:p>547,213595499958</text:p>
          </table:table-cell>
        </table:table-row>
      </table:table>
      <table:table table:name="Gráfico" table:style-name="ta1">
        <table:shapes>
          <draw:frame draw:z-index="0" draw:style-name="gr2" draw:text-style-name="P1" svg:width="15.999cm" svg:height="8.999cm" svg:x="9.242cm" svg:y="2.916cm">
            <draw:object draw:notify-on-update-of-ranges="Demostración.I6:Demostración.K6 Demostración.H7:Demostración.H7 Demostración.I7:Demostración.K7 Auxiliar.H12:Auxiliar.H13 Auxiliar.H17:Auxiliar.H17 Auxiliar.I12:Auxiliar.I13 Demostración.I6:Demostración.K6 Demostración.H8:Demostración.H8 Demostración.I8:Demostración.K8 Demostración.I6:Demostración.K6 Demostración.H9:Demostración.H9 Demostración.I9:Demostración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27.333cm" svg:y="2.889cm">
            <draw:object draw:notify-on-update-of-ranges="Auxiliar.L22:Auxiliar.L28 Auxiliar.M22:Auxiliar.M28 Auxiliar.L28:Auxiliar.L29 Auxiliar.M28:Auxiliar.M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0:57:04.15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09:51:07.792000000</meta:creation-date>
    <dc:date>2025-01-08T13:33:31.328000000</dc:date>
    <meta:editing-duration>PT2H53M24S</meta:editing-duration>
    <meta:editing-cycles>6</meta:editing-cycles>
    <meta:generator>LibreOffice/7.6.0.3$Windows_X86_64 LibreOffice_project/69edd8b8ebc41d00b4de3915dc82f8f0fc3b6265</meta:generator>
    <meta:document-statistic meta:table-count="4" meta:cell-count="6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dash" draw:stroke-dash="Dash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093cm" svg:y="2.858cm" style:legend-expansion="high" chart:style-name="ch2"/>
        <chart:plot-area chart:style-name="ch3" table:cell-range-address="Demostración.I6:Demostración.K9 Demostración.H7:Demostración.H9 Auxiliar.H17:Auxiliar.H17 Auxiliar.I12:Auxiliar.I13" chart:data-source-has-labels="row" svg:x="0.32cm" svg:y="0.18cm" svg:width="8.453cm" svg:height="8.64cm">
          <chart:coordinate-region svg:x="1.312cm" svg:y="0.379cm" svg:width="7.08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I7:Demostración.K7" chart:label-cell-address="Demostración.H7:Demostración.H7" chart:class="chart:scatter">
            <chart:domain table:cell-range-address="Demostración.I6:Demostración.K6"/>
            <chart:data-point chart:repeated="3"/>
          </chart:series>
          <chart:series chart:style-name="ch8" chart:values-cell-range-address="Auxiliar.I12:Auxiliar.I13" chart:label-cell-address="Auxiliar.H17:Auxiliar.H17" chart:class="chart:scatter">
            <chart:domain table:cell-range-address="Auxiliar.H12:Auxiliar.H13"/>
            <chart:data-point chart:repeated="2"/>
          </chart:series>
          <chart:series chart:style-name="ch9" chart:values-cell-range-address="Demostración.I8:Demostración.K8" chart:label-cell-address="Demostración.H8:Demostración.H8" chart:class="chart:scatter">
            <chart:data-point chart:repeated="3"/>
          </chart:series>
          <chart:series chart:style-name="ch10" chart:values-cell-range-address="Demostración.I9:Demostración.K9" chart:label-cell-address="Demostración.H9:Demostración.H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6</text:p>
              </table:table-cell>
              <table:table-cell office:value-type="string">
                <text:p>Coste de aprovisionamiento</text:p>
                <draw:g>
                  <svg:desc>Demostración.H7:Demostración.H7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La cantidad óptima de sillas con una demanda anual de 10000 €/silla es de: 894,427190999916 sillas</text:p>
                <draw:g>
                  <svg:desc>Auxiliar.H17:Auxiliar.H17</svg:desc>
                </draw:g>
              </table:table-cell>
              <table:table-cell office:value-type="string">
                <text:p>Coste de mantenimiento</text:p>
                <draw:g>
                  <svg:desc>Demostración.H8:Demostración.H8</svg:desc>
                </draw:g>
              </table:table-cell>
              <table:table-cell office:value-type="string">
                <text:p>Coste total de almacenamiento</text:p>
                <draw:g>
                  <svg:desc>Demostración.H9:Demostración.H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7.213595499958">
                <text:p>447.213595499958</text:p>
                <draw:g>
                  <svg:desc>Demostración.I6:Demostración.K6</svg:desc>
                </draw:g>
              </table:table-cell>
              <table:table-cell office:value-type="float" office:value="4472.13595499958">
                <text:p>4472.13595499958</text:p>
                <draw:g>
                  <svg:desc>Demostración.I7:Demostración.K7</svg:desc>
                </draw:g>
              </table:table-cell>
              <table:table-cell office:value-type="float" office:value="894.427190999916">
                <text:p>894.427190999916</text:p>
                <draw:g>
                  <svg:desc>Auxiliar.H12:Auxiliar.H13</svg:desc>
                </draw:g>
              </table:table-cell>
              <table:table-cell office:value-type="float" office:value="0">
                <text:p>0</text:p>
                <draw:g>
                  <svg:desc>Auxiliar.I12:Auxiliar.I13</svg:desc>
                </draw:g>
              </table:table-cell>
              <table:table-cell office:value-type="float" office:value="2118.0339887499">
                <text:p>2118.0339887499</text:p>
                <draw:g>
                  <svg:desc>Demostración.I8:Demostración.K8</svg:desc>
                </draw:g>
              </table:table-cell>
              <table:table-cell office:value-type="float" office:value="6590.16994374947">
                <text:p>6590.16994374947</text:p>
                <draw:g>
                  <svg:desc>Demostración.I9:Demostración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2236.06797749979">
                <text:p>2236.06797749979</text:p>
              </table:table-cell>
              <table:table-cell office:value-type="float" office:value="894.427190999916">
                <text:p>894.427190999916</text:p>
              </table:table-cell>
              <table:table-cell office:value-type="float" office:value="6590.16994374947">
                <text:p>6590.16994374947</text:p>
              </table:table-cell>
              <table:table-cell office:value-type="float" office:value="3236.06797749979">
                <text:p>3236.06797749979</text:p>
              </table:table-cell>
              <table:table-cell office:value-type="float" office:value="5472.13595499958">
                <text:p>5472.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8.85438199983">
                <text:p>1788.85438199983</text:p>
              </table:table-cell>
              <table:table-cell office:value-type="float" office:value="1118.0339887499">
                <text:p>1118.0339887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72.13595499958">
                <text:p>5472.13595499958</text:p>
              </table:table-cell>
              <table:table-cell office:value-type="float" office:value="6590.16994374947">
                <text:p>6590.16994374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ash"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1cm" svg:y="3.952cm" style:legend-expansion="high" chart:style-name="ch2"/>
        <chart:plot-area chart:style-name="ch3" table:cell-range-address="Auxiliar.L22:Auxiliar.M28 Auxiliar.M28:Auxiliar.M29" svg:x="0.32cm" svg:y="0.18cm" svg:width="11.47cm" svg:height="8.64cm">
          <chart:coordinate-region svg:x="1.312cm" svg:y="0.379cm" svg:width="10.19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M22:Auxiliar.M28" chart:class="chart:scatter">
            <chart:domain table:cell-range-address="Auxiliar.L22:Auxiliar.L28"/>
            <chart:data-point chart:repeated="7"/>
          </chart:series>
          <chart:series chart:style-name="ch8" chart:values-cell-range-address="Auxiliar.M28:Auxiliar.M29" chart:class="chart:scatter">
            <chart:domain table:cell-range-address="Auxiliar.L28:Auxiliar.L29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L22:Auxiliar.L28</svg:desc>
                </draw:g>
              </table:table-cell>
              <table:table-cell office:value-type="float" office:value="1094.42719099992">
                <text:p>1094.42719099992</text:p>
                <draw:g>
                  <svg:desc>Auxiliar.M22:Auxiliar.M28</svg:desc>
                </draw:g>
              </table:table-cell>
              <table:table-cell office:value-type="float" office:value="97.9397774144908">
                <text:p>97.9397774144908</text:p>
                <draw:g>
                  <svg:desc>Auxiliar.L28:Auxiliar.L29</svg:desc>
                </draw:g>
              </table:table-cell>
              <table:table-cell office:value-type="float" office:value="1094.42719099992">
                <text:p>1094.42719099992</text:p>
                <draw:g>
                  <svg:desc>Auxiliar.M28:Auxiliar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200">
                <text:p>200</text:p>
              </table:table-cell>
              <table:table-cell office:value-type="float" office:value="114.263073650239">
                <text:p>114.263073650239</text:p>
              </table:table-cell>
              <table:table-cell office:value-type="float" office:value="547.213595499958">
                <text:p>547.213595499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6465924714969">
                <text:p>32.646592471496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.2931849429939">
                <text:p>65.2931849429939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397774144908">
                <text:p>97.9397774144908</text:p>
              </table:table-cell>
              <table:table-cell office:value-type="float" office:value="1094.42719099992">
                <text:p>1094.42719099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197%" draw:distance="127%"/>
  </office:styles>
</office:document-styles>
</file>